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Entry.CacheEntry( SourceValidity val ,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ftSourceCache.register( SourceReloader re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ftSourceCache.getObject( SourceResolver resolver , Object key , String uri , Object paramet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SoftSourceCache.ini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